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officeooo:paragraph-rsid="0078713c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19" style:family="paragraph" style:parent-style-name="Text_20_body" style:list-style-name="L1">
      <style:text-properties fo:font-weight="normal" officeooo:rsid="001d1fd5" officeooo:paragraph-rsid="007be4d3" style:font-weight-asian="normal" style:font-size-complex="14pt" style:font-weight-complex="normal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4a97d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fo:font-weight="normal" officeooo:rsid="001d1fd5" style:font-weight-asian="normal" style:font-size-complex="14pt" style:font-weight-complex="normal"/>
    </style:style>
    <style:style style:name="T16" style:family="text">
      <style:text-properties fo:font-weight="normal" officeooo:rsid="001f1e98" style:font-weight-asian="normal" style:font-size-complex="14pt" style:font-weight-complex="normal"/>
    </style:style>
    <style:style style:name="T17" style:family="text">
      <style:text-properties fo:font-weight="normal" officeooo:rsid="0021baa0" style:font-weight-asian="normal" style:font-size-complex="14pt" style:font-weight-complex="normal"/>
    </style:style>
    <style:style style:name="T18" style:family="text">
      <style:text-properties fo:font-weight="normal" officeooo:rsid="0078713c" style:font-weight-asian="normal" style:font-size-complex="14pt" style:font-weight-complex="normal"/>
    </style:style>
    <style:style style:name="T19" style:family="text">
      <style:text-properties officeooo:rsid="0078713c"/>
    </style:style>
    <style:style style:name="T20" style:family="text">
      <style:text-properties style:font-name="Times New Roman" fo:font-size="12pt" fo:language="uk" fo:country="UA" fo:font-weight="normal" officeooo:rsid="0078713c" fo:background-color="#ffffff" loext:char-shading-value="0" style:font-name-asian="Calibri" style:font-size-asian="10.5pt" style:font-weight-asian="normal" style:font-name-complex="Times New Roman1" style:font-size-complex="14pt" style:font-weight-complex="normal"/>
    </style:style>
    <style:style style:name="T21" style:family="text">
      <style:text-properties fo:language="en" fo:country="US" officeooo:rsid="0078713c"/>
    </style:style>
    <style:style style:name="T22" style:family="text">
      <style:text-properties style:text-position="super 58%" fo:language="en" fo:country="US" officeooo:rsid="0078713c"/>
    </style:style>
    <style:style style:name="T23" style:family="text">
      <style:text-properties officeooo:rsid="0079977a"/>
    </style:style>
    <style:style style:name="T24" style:family="text">
      <style:text-properties officeooo:rsid="007a87b3"/>
    </style:style>
    <style:style style:name="T25" style:family="text">
      <style:text-properties fo:font-style="italic" officeooo:rsid="0079977a" style:font-style-asian="italic" style:font-style-complex="italic"/>
    </style:style>
    <style:style style:name="T26" style:family="text">
      <style:text-properties fo:font-style="italic" officeooo:rsid="007be4d3" style:font-style-asian="italic" style:font-style-complex="italic"/>
    </style:style>
    <style:style style:name="T27" style:family="text">
      <style:text-properties officeooo:rsid="007be4d3"/>
    </style:style>
    <style:style style:name="T28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78713c" style:font-weight-asian="normal" style:font-size-complex="14pt" style:font-weight-complex="normal"/>
    </style:style>
    <style:style style:name="T30" style:family="text">
      <style:text-properties style:text-underline-style="solid" style:text-underline-width="auto" style:text-underline-color="font-color" officeooo:rsid="0078713c"/>
    </style:style>
    <style:style style:name="T31" style:family="text">
      <style:text-properties style:text-underline-style="solid" style:text-underline-width="auto" style:text-underline-color="font-color" officeooo:rsid="007a87b3"/>
    </style:style>
    <style:style style:name="T32" style:family="text">
      <style:text-properties officeooo:rsid="007db9c1"/>
    </style:style>
    <style:style style:name="T33" style:family="text">
      <style:text-properties officeooo:rsid="0081c182"/>
    </style:style>
    <style:style style:name="T34" style:family="text">
      <style:text-properties officeooo:rsid="008337d7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03in" draw:visible-area-height="1.9803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3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9">Лабораторна робота №</text:span><text:span text:style-name="T10">4</text:span></text:p>
      <text:p text:style-name="P10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9"/>
      <text:p text:style-name="P15"><text:span text:style-name="T5">на тему: </text:span><text:span text:style-name="T7">«Використання списків в пролозі. Реалізація завдань лексичного і синтаксичного аналізу з використанням кінцевого і магазинного автоматів.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4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6"><text:span text:style-name="T6">Тема. </text:span><text:span text:style-name="T8">Використання списків в пролозі. Реалізація завдань лексичного і синтаксичного аналізу з використанням кінцевого і магазинного автоматів.</text:span></text:p>
      <text:p text:style-name="P17"><text:span text:style-name="T11">Завдання. </text:span><text:span text:style-name="T28">В</text:span><text:span text:style-name="T29">аріант 11.</text:span></text:p>
      <text:p text:style-name="P17"><text:span text:style-name="T15">Завдання </text:span><text:span text:style-name="T20">складається </text:span><text:span text:style-name="T15">з нижче перерахованих зада</text:span><text:span text:style-name="T18">ч</text:span><text:span text:style-name="T15">:</text:span></text:p>
      <text:list xml:id="list2626885549" text:style-name="L1">
        <text:list-item>
          <text:p text:style-name="P19"><text:span text:style-name="T25">Обробка списків.</text:span><text:span text:style-name="T23"> </text:span><text:span text:style-name="T30">Варіант 3.</text:span><text:span text:style-name="T19"> Знайти суму додатних елементів списку.</text:span></text:p>
        </text:list-item>
        <text:list-item>
          <text:p text:style-name="P19"><text:span text:style-name="T26">Кінцеві автомати.</text:span><text:span text:style-name="T27"> </text:span><text:span text:style-name="T30">Варіант 1.</text:span><text:span text:style-name="T19"> </text:span><text:span text:style-name="T27">П</text:span>ри розпізнаванні ланцюжків символів, послідовності символів необхідно представити за допомогою списків. <text:span text:style-name="T19">Розробити процедури кінцевого автомату, який приймає вказану мову: </text:span><text:span text:style-name="T21">L={aa-b</text:span><text:span text:style-name="T22">n</text:span><text:span text:style-name="T21">; a</text:span><text:span text:style-name="T22">n</text:span><text:span text:style-name="T21">+bc</text:span><text:span text:style-name="T22">m</text:span><text:span text:style-name="T21">}. m&gt;0, <text:s/>n&gt;0.</text:span></text:p>
        </text:list-item>
        <text:list-item>
          <text:p text:style-name="P19"><text:span text:style-name="T31">Варіант 1.</text:span><text:span text:style-name="T24"> </text:span><text:span text:style-name="T32">С</text:span><text:span text:style-name="T24">формувати 2 списки, кожен з яких має елементи одного типу в тому ж порядку, що й вихідному списку.</text:span>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17">g</text:span></text:a><text:a xlink:type="simple" xlink:href="https://github.com/dazzlemon/diit_121-ipz_y3_kpz/blob/main/4/src" text:style-name="Internet_20_link" text:visited-style-name="Visited_20_Internet_20_Link"><text:span text:style-name="T16">ithub</text:span></text:a></text:p>
      <text:h text:style-name="Heading_20_1" text:outline-level="1">Модел<text:span text:style-name="T34">ь</text:span> кінцевого автомат<text:span text:style-name="T33">у</text:span>, граф переходів - станів</text:h>
      <text:h text:style-name="Heading_20_1" text:outline-level="1">Аналіз результатів і висновки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10-02T19:20:30.442514177</dc:date>
    <meta:editing-duration>PT2H42M31S</meta:editing-duration>
    <meta:editing-cycles>102</meta:editing-cycles>
    <meta:generator>LibreOffice/7.1.6.2.0$Linux_X86_64 LibreOffice_project/10$Build-2</meta:generator>
    <meta:document-statistic meta:table-count="0" meta:image-count="0" meta:object-count="1" meta:page-count="2" meta:paragraph-count="23" meta:word-count="153" meta:character-count="1187" meta:non-whitespace-character-count="1053"/>
  </office:meta>
</office:document-meta>
</file>